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OpenSans-Regular" svg:font-family="OpenSans-Regular"/>
    <style:font-face style:name="apple-system" svg:font-family="apple-system, BlinkMacSystemFont, 'Segoe UI', Roboto, Oxygen-Sans, Ubuntu, Cantarell, 'Helvetica Neue', sans-serif"/>
    <style:font-face style:name="inherit" svg:font-family="inherit"/>
    <style:font-face style:name="open sans" svg:font-family="'open sans', HelveticaNeue, 'Helvetica Neue', Helvetica-Neue, Helvetica, Arial, sans-serif"/>
    <style:font-face style:name="Arial1" svg:font-family="Arial" style:font-family-generic="swiss"/>
    <style:font-face style:name="Bahnschrift Condensed" svg:font-family="'Bahnschrift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3ccb00" officeooo:paragraph-rsid="003ccb00"/>
    </style:style>
    <style:style style:name="P2" style:family="paragraph" style:parent-style-name="Text_20_body">
      <style:text-properties officeooo:rsid="003e2191" officeooo:paragraph-rsid="003e2191"/>
    </style:style>
    <style:style style:name="P3"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4a4a4a" style:font-name="Open Sans" fo:font-size="8pt" fo:letter-spacing="normal" fo:font-style="normal" fo:font-weight="normal"/>
    </style:style>
    <style:style style:name="P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open sans" fo:font-size="7.5pt" fo:letter-spacing="normal" fo:font-style="normal" fo:font-weight="normal"/>
    </style:style>
    <style:style style:name="P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open sans" fo:font-size="7.5pt" fo:letter-spacing="normal" fo:font-style="normal" fo:font-weight="normal"/>
    </style:style>
    <style:style style:name="P6" style:family="paragraph" style:parent-style-name="Text_20_body">
      <style:paragraph-properties fo:margin-left="0cm" fo:margin-right="0cm" fo:margin-top="0cm" fo:margin-bottom="0cm" loext:contextual-spacing="false" style:line-height-at-least="0.494cm" fo:text-align="justify" style:justify-single-word="false" fo:orphans="2" fo:widows="2" fo:text-indent="0cm" style:auto-text-indent="false" fo:padding="0cm" fo:border="none"/>
      <style:text-properties fo:font-variant="normal" fo:text-transform="none" fo:color="#666161" style:font-name="OpenSans-Regular" fo:font-size="7pt" fo:letter-spacing="normal" fo:font-style="normal" fo:font-weight="normal" loext:padding="0.176cm" loext:border="0.06pt solid #dddddd"/>
    </style:style>
    <style:style style:name="P7"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open sans" fo:font-size="7.5pt" fo:letter-spacing="normal" fo:font-style="normal" fo:font-weight="normal"/>
    </style:style>
    <style:style style:name="P8" style:family="paragraph" style:parent-style-name="Text_20_body" style:list-style-name="L1">
      <style:paragraph-properties fo:margin-top="0cm" fo:margin-bottom="0.247cm" loext:contextual-spacing="false" fo:orphans="2" fo:widows="2"/>
      <style:text-properties fo:font-variant="normal" fo:text-transform="none" fo:color="#4a4a4a" style:font-name="Open Sans" fo:font-size="8pt" fo:letter-spacing="normal" fo:font-style="normal" fo:font-weight="normal"/>
    </style:style>
    <style:style style:name="P9" style:family="paragraph" style:parent-style-name="Standard">
      <style:text-properties fo:color="#000000" style:font-name="Bahnschrift Condensed" fo:font-size="16pt" fo:language="en" fo:country="US" style:font-size-asian="16pt"/>
    </style:style>
    <style:style style:name="P10" style:family="paragraph" style:parent-style-name="Standard">
      <style:text-properties fo:color="#000000" style:font-name="Bahnschrift Condensed" fo:font-size="16pt" fo:language="en" fo:country="US" style:font-size-asian="16pt"/>
    </style:style>
    <style:style style:name="P11" style:family="paragraph" style:parent-style-name="Standard">
      <style:text-properties fo:color="#000000" style:font-name="Bahnschrift Condensed" fo:font-size="16pt" fo:language="en" fo:country="IN" style:font-size-asian="16pt"/>
    </style:style>
    <style:style style:name="P12" style:family="paragraph" style:parent-style-name="Standard">
      <style:text-properties fo:color="#ff0000" style:font-name="Bahnschrift Condensed" fo:font-size="16pt" fo:language="en" fo:country="US" style:font-size-asian="16pt"/>
    </style:style>
    <style:style style:name="P13" style:family="paragraph" style:parent-style-name="Standard">
      <style:text-properties fo:color="#ff0000" style:font-name="Bahnschrift Condensed" fo:font-size="16pt" fo:language="en" fo:country="IN" style:font-size-asian="16pt"/>
    </style:style>
    <style:style style:name="P14" style:family="paragraph" style:parent-style-name="Standard">
      <style:text-properties officeooo:rsid="001cfe8b" officeooo:paragraph-rsid="001cfe8b"/>
    </style:style>
    <style:style style:name="P15" style:family="paragraph" style:parent-style-name="Standard">
      <style:text-properties officeooo:rsid="001d8930" officeooo:paragraph-rsid="001d8930"/>
    </style:style>
    <style:style style:name="P16" style:family="paragraph" style:parent-style-name="Standard">
      <style:text-properties officeooo:rsid="001ecf82" officeooo:paragraph-rsid="001ecf82"/>
    </style:style>
    <style:style style:name="P17" style:family="paragraph" style:parent-style-name="Standard">
      <style:text-properties officeooo:rsid="00203daf" officeooo:paragraph-rsid="00203daf"/>
    </style:style>
    <style:style style:name="P18" style:family="paragraph" style:parent-style-name="Standard">
      <style:text-properties officeooo:rsid="00207bb4" officeooo:paragraph-rsid="00207bb4"/>
    </style:style>
    <style:style style:name="P19" style:family="paragraph" style:parent-style-name="Standard">
      <style:text-properties officeooo:rsid="0021e849" officeooo:paragraph-rsid="0021e849"/>
    </style:style>
    <style:style style:name="P20" style:family="paragraph" style:parent-style-name="Standard">
      <style:text-properties officeooo:rsid="0022de06" officeooo:paragraph-rsid="0022de06"/>
    </style:style>
    <style:style style:name="P21" style:family="paragraph" style:parent-style-name="Standard">
      <style:text-properties officeooo:rsid="00253043" officeooo:paragraph-rsid="00253043"/>
    </style:style>
    <style:style style:name="P22" style:family="paragraph" style:parent-style-name="Standard">
      <style:text-properties officeooo:rsid="002a4622" officeooo:paragraph-rsid="002a4622"/>
    </style:style>
    <style:style style:name="P23" style:family="paragraph" style:parent-style-name="Standard">
      <style:text-properties officeooo:rsid="002aa1af" officeooo:paragraph-rsid="002aa1af"/>
    </style:style>
    <style:style style:name="P24" style:family="paragraph" style:parent-style-name="Standard">
      <style:text-properties officeooo:rsid="002da8f2" officeooo:paragraph-rsid="002da8f2"/>
    </style:style>
    <style:style style:name="P25" style:family="paragraph" style:parent-style-name="Standard">
      <style:text-properties officeooo:rsid="002edb2e" officeooo:paragraph-rsid="002edb2e"/>
    </style:style>
    <style:style style:name="P26" style:family="paragraph" style:parent-style-name="Standard">
      <style:text-properties officeooo:rsid="0030a204" officeooo:paragraph-rsid="0030a204"/>
    </style:style>
    <style:style style:name="P27" style:family="paragraph" style:parent-style-name="Standard">
      <style:text-properties officeooo:rsid="0031418c" officeooo:paragraph-rsid="0031418c"/>
    </style:style>
    <style:style style:name="P28" style:family="paragraph" style:parent-style-name="Standard">
      <style:text-properties officeooo:rsid="003450b8" officeooo:paragraph-rsid="003450b8"/>
    </style:style>
    <style:style style:name="P29" style:family="paragraph" style:parent-style-name="Standard">
      <style:text-properties officeooo:rsid="0036171b" officeooo:paragraph-rsid="0036171b"/>
    </style:style>
    <style:style style:name="P30" style:family="paragraph" style:parent-style-name="Standard">
      <style:text-properties officeooo:rsid="0037b80d" officeooo:paragraph-rsid="0037b80d"/>
    </style:style>
    <style:style style:name="P31" style:family="paragraph" style:parent-style-name="Standard">
      <style:text-properties officeooo:rsid="0038b97e" officeooo:paragraph-rsid="0038b97e"/>
    </style:style>
    <style:style style:name="P32" style:family="paragraph" style:parent-style-name="Standard">
      <style:text-properties officeooo:rsid="003ccb00" officeooo:paragraph-rsid="003ccb00"/>
    </style:style>
    <style:style style:name="P33" style:family="paragraph" style:parent-style-name="Standard">
      <style:text-properties officeooo:rsid="003e2191" officeooo:paragraph-rsid="003e2191"/>
    </style:style>
    <style:style style:name="P34" style:family="paragraph" style:parent-style-name="Standard">
      <style:text-properties fo:font-variant="normal" fo:text-transform="none" fo:color="#212529" style:font-name="OpenSans-Regular" fo:font-size="7.5pt" fo:letter-spacing="normal" fo:font-style="normal" fo:font-weight="bold" officeooo:rsid="003e2191" officeooo:paragraph-rsid="003e2191" fo:background-color="#f2f2f2" loext:padding-left="0.176cm" loext:padding-right="0.882cm" loext:padding-top="0.176cm" loext:padding-bottom="0cm" loext:border-left="0.06pt solid #dddddd" loext:border-right="0.06pt solid #dddddd" loext:border-top="0.06pt solid #dddddd" loext:border-bottom="none"/>
    </style:style>
    <style:style style:name="P35" style:family="paragraph" style:parent-style-name="Standard">
      <style:text-properties fo:font-variant="normal" fo:text-transform="none" fo:color="#212529" style:font-name="OpenSans-Regular" fo:font-size="7.5pt" fo:letter-spacing="normal" fo:language="en" fo:country="IN" fo:font-style="normal" fo:font-weight="bold" officeooo:rsid="004d7cb9" officeooo:paragraph-rsid="004d7cb9" fo:background-color="#f2f2f2" loext:padding-left="0.176cm" loext:padding-right="0.882cm" loext:padding-top="0.176cm" loext:padding-bottom="0cm" loext:border-left="0.06pt solid #dddddd" loext:border-right="0.06pt solid #dddddd" loext:border-top="0.06pt solid #dddddd" loext:border-bottom="none"/>
    </style:style>
    <style:style style:name="P36" style:family="paragraph" style:parent-style-name="Standard">
      <style:text-properties officeooo:rsid="0042e68b" officeooo:paragraph-rsid="0042e68b"/>
    </style:style>
    <style:style style:name="P37" style:family="paragraph" style:parent-style-name="Standard">
      <style:text-properties fo:language="en" fo:country="IN"/>
    </style:style>
    <style:style style:name="P38" style:family="paragraph" style:parent-style-name="Standard">
      <style:text-properties fo:language="en" fo:country="IN" officeooo:rsid="004b82de" officeooo:paragraph-rsid="004b82de"/>
    </style:style>
    <style:style style:name="P39" style:family="paragraph" style:parent-style-name="Standard">
      <style:text-properties fo:language="en" fo:country="IN" officeooo:rsid="004d7cb9" officeooo:paragraph-rsid="004d7cb9"/>
    </style:style>
    <style:style style:name="P40" style:family="paragraph" style:parent-style-name="Standard" style:master-page-name="Standard">
      <style:paragraph-properties fo:margin-top="0cm" fo:margin-bottom="0.353cm" loext:contextual-spacing="false" fo:line-height="115%" style:page-number="auto"/>
      <style:text-properties style:font-name="Bahnschrift Condensed" fo:font-size="16pt" fo:language="en" fo:country="none" style:font-size-asian="16pt"/>
    </style:style>
    <style:style style:name="P41" style:family="paragraph" style:parent-style-name="Standard">
      <style:paragraph-properties fo:margin-left="0cm" fo:margin-right="-2.501cm" fo:text-indent="0cm" style:auto-text-indent="false"/>
    </style:style>
    <style:style style:name="T1" style:family="text">
      <style:text-properties fo:color="#ff0000" style:font-name="Bahnschrift Condensed" fo:font-size="16pt" fo:language="en" fo:country="US" style:font-size-asian="16pt"/>
    </style:style>
    <style:style style:name="T2" style:family="text">
      <style:text-properties fo:color="#ff0000" style:font-name="Bahnschrift Condensed" fo:font-size="16pt" style:font-size-asian="16pt"/>
    </style:style>
    <style:style style:name="T3" style:family="text">
      <style:text-properties fo:language="en" fo:country="US"/>
    </style:style>
    <style:style style:name="T4" style:family="text">
      <style:text-properties fo:color="#000000" style:font-name="Bahnschrift Condensed" fo:font-size="16pt" fo:language="en" fo:country="US" style:font-size-asian="16pt"/>
    </style:style>
    <style:style style:name="T5" style:family="text">
      <style:text-properties fo:color="#000000" style:font-name="Bahnschrift Condensed" fo:font-size="16pt" fo:language="en" fo:country="US" officeooo:rsid="00203daf" style:font-size-asian="16pt"/>
    </style:style>
    <style:style style:name="T6" style:family="text">
      <style:text-properties fo:color="#000000" style:font-name="Bahnschrift Condensed" fo:font-size="16pt" fo:language="en" fo:country="US" officeooo:rsid="0023a981" style:font-size-asian="16pt"/>
    </style:style>
    <style:style style:name="T7" style:family="text">
      <style:text-properties fo:color="#000000" style:font-name="Bahnschrift Condensed" fo:font-size="16pt" fo:language="en" fo:country="US" officeooo:rsid="001d8930" style:font-size-asian="16pt"/>
    </style:style>
    <style:style style:name="T8" style:family="text">
      <style:text-properties fo:color="#000000" style:font-name="Bahnschrift Condensed" fo:font-size="16pt" fo:language="en" fo:country="US" officeooo:rsid="002882ef" style:font-size-asian="16pt"/>
    </style:style>
    <style:style style:name="T9" style:family="text">
      <style:text-properties fo:color="#000000" style:font-name="Bahnschrift Condensed" fo:font-size="16pt" fo:language="en" fo:country="US" officeooo:rsid="002c8658" style:font-size-asian="16pt"/>
    </style:style>
    <style:style style:name="T10" style:family="text">
      <style:text-properties fo:color="#000000" style:font-name="Bahnschrift Condensed" fo:font-size="16pt" fo:language="en" fo:country="US" officeooo:rsid="002aa1af" style:font-size-asian="16pt"/>
    </style:style>
    <style:style style:name="T11" style:family="text">
      <style:text-properties fo:color="#000000" style:text-position="super 58%" style:font-name="Bahnschrift Condensed" fo:font-size="16pt" fo:language="en" fo:country="US" style:font-size-asian="16pt"/>
    </style:style>
    <style:style style:name="T12" style:family="text">
      <style:text-properties fo:font-variant="normal" fo:text-transform="none" fo:color="#000000" style:font-name="Bahnschrift Condensed" fo:font-size="16pt" fo:letter-spacing="normal" fo:language="en" fo:country="US" fo:font-style="normal" fo:font-weight="bold" style:font-size-asian="16pt"/>
    </style:style>
    <style:style style:name="T13" style:family="text">
      <style:text-properties fo:font-variant="normal" fo:text-transform="none" fo:color="#000000" style:font-name="inherit" fo:font-size="7.5pt" fo:letter-spacing="normal" fo:language="en" fo:country="US" fo:font-style="normal" fo:font-weight="bold" style:font-size-asian="16pt" loext:padding="0cm" loext:border="none"/>
    </style:style>
    <style:style style:name="T14" style:family="text">
      <style:text-properties fo:font-variant="normal" fo:text-transform="none" fo:color="#333333" style:font-name="apple-system" fo:font-size="8pt" fo:letter-spacing="normal" fo:language="en" fo:country="US" fo:font-style="normal" fo:font-weight="normal" style:font-size-asian="16pt"/>
    </style:style>
    <style:style style:name="T15" style:family="text">
      <style:text-properties fo:font-variant="normal" fo:text-transform="none" fo:color="#666666" style:font-name="open sans" fo:font-size="7.5pt" fo:letter-spacing="normal" fo:language="en" fo:country="US" fo:font-style="normal" fo:font-weight="bold" style:font-size-asian="16pt" loext:padding="0cm" loext:border="none"/>
    </style:style>
    <style:style style:name="T16" style:family="text">
      <style:text-properties fo:font-variant="normal" fo:text-transform="none" fo:color="#666161" style:font-name="OpenSans-Regular" fo:font-size="7pt" fo:letter-spacing="normal" fo:font-style="normal" fo:font-weight="normal"/>
    </style:style>
    <style:style style:name="T17" style:family="text">
      <style:text-properties fo:font-variant="normal" fo:text-transform="none" fo:color="#212529" style:font-name="OpenSans-Regular" fo:font-size="7.5pt" fo:letter-spacing="normal" fo:font-style="normal" fo:font-weight="bold"/>
    </style:style>
    <style:style style:name="T18" style:family="text">
      <style:text-properties style:text-position="0% 10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text:span text:style-name="T1">--=============================================================================================================================================================================================</text:span></text:p>
      <text:p text:style-name="Standard"><text:span text:style-name="T4">Asked the below questions in the written test. </text:span></text:p>
      <text:p text:style-name="P9"/>
      <text:p text:style-name="Standard"><text:span text:style-name="T4">1. Define Packages and advantages of using packages</text:span></text:p>
      <text:p text:style-name="Standard"><text:span text:style-name="T4"/></text:p>
      <text:p text:style-name="P14"><text:span text:style-name="T4">materialized view</text:span></text:p>
      <text:p text:style-name="P14"><text:span text:style-name="T4"/></text:p>
      <text:p text:style-name="P15"><text:span text:style-name="T8">performance</text:span><text:span text:style-name="T4"> tuning</text:span></text:p>
      <text:p text:style-name="P16"><text:span text:style-name="T7"/></text:p>
      <text:p text:style-name="P16"><text:span text:style-name="T4">i</text:span><text:span text:style-name="T5">n</text:span><text:span text:style-name="T4">dexes</text:span></text:p>
      <text:p text:style-name="P16"><text:span text:style-name="T4"/></text:p>
      <text:p text:style-name="P17"><text:span text:style-name="T4">parturition</text:span></text:p>
      <text:p text:style-name="P17"><text:span text:style-name="T4"/></text:p>
      <text:p text:style-name="P18"><text:span text:style-name="T4">exceptions</text:span></text:p>
      <text:p text:style-name="P18"><text:span text:style-name="T4"/></text:p>
      <text:p text:style-name="P19"><text:span text:style-name="T4">sysref cursor cursor</text:span></text:p>
      <text:p text:style-name="P19"><text:span text:style-name="T4"/></text:p>
      <text:p text:style-name="P20"><text:span text:style-name="T4">indexes </text:span><text:span text:style-name="T6">temporary</text:span><text:span text:style-name="T4"> disable</text:span></text:p>
      <text:p text:style-name="P20"><text:span text:style-name="T4"/></text:p>
      <text:p text:style-name="P21"><text:span text:style-name="T4">cascade to store in child table</text:span></text:p>
      <text:p text:style-name="P17"><text:span text:style-name="T4"/></text:p>
      <text:p text:style-name="P9"/>
      <text:p text:style-name="Standard"><text:span text:style-name="T4">2. What information you require for designing a table? </text:span></text:p>
      <text:p text:style-name="P9"/>
      <text:p text:style-name="Standard"><text:span text:style-name="T4">3. What is bulk collect in PLSQL? Illustrate with an example. </text:span></text:p>
      <text:p text:style-name="P9"/>
      <text:p text:style-name="Standard"><text:span text:style-name="T4">4. How can one protect PLSQL source code?</text:span></text:p>
      <text:p text:style-name="Standard"><text:span text:style-name="T4"/></text:p>
      <text:p text:style-name="P22"><text:span text:style-name="T4">Top 5</text:span><text:span text:style-name="T11">th</text:span><text:span text:style-name="T4"> salary</text:span></text:p>
      <text:p text:style-name="P22"><text:span text:style-name="T4"/></text:p>
      <text:p text:style-name="P23"><text:soft-page-break/><text:span text:style-name="T4">find number of </text:span><text:span text:style-name="T9">occurrences</text:span></text:p>
      <text:p text:style-name="P23"><text:span text:style-name="T9"/></text:p>
      <text:p text:style-name="P24"><text:span text:style-name="T9">a</text:span><text:span text:style-name="T4">nalytical functions</text:span></text:p>
      <text:p text:style-name="P24"><text:span text:style-name="T4"/></text:p>
      <text:p text:style-name="P25"><text:span text:style-name="T4">pivot</text:span></text:p>
      <text:p text:style-name="P25"><text:span text:style-name="T4"/></text:p>
      <text:p text:style-name="P26"><text:span text:style-name="T4">hierarchy sqls</text:span></text:p>
      <text:p text:style-name="P26"><text:span text:style-name="T4"/></text:p>
      <text:p text:style-name="P27"><text:span text:style-name="T4">sqlldr</text:span></text:p>
      <text:p text:style-name="P27"><text:span text:style-name="T10"/></text:p>
      <text:p text:style-name="P28"><text:span text:style-name="T10">r</text:span><text:span text:style-name="T4">egexp</text:span></text:p>
      <text:p text:style-name="P28"><text:span text:style-name="T4"/></text:p>
      <text:p text:style-name="P29"><text:span text:style-name="T4">in and exist</text:span></text:p>
      <text:p text:style-name="P29"><text:span text:style-name="T4"/></text:p>
      <text:p text:style-name="P29"><text:span text:style-name="Strong_20_Emphasis"><text:span text:style-name="T15">preserved table</text:span></text:span><text:span text:style-name="T4"> </text:span></text:p>
      <text:p text:style-name="P29"><text:span text:style-name="T4"/></text:p>
      <text:p text:style-name="P30"><text:span text:style-name="T4">data dictionary</text:span></text:p>
      <text:p text:style-name="P30"><text:span text:style-name="T4"/></text:p>
      <text:p text:style-name="P31"><text:span text:style-name="T4">normalizations</text:span></text:p>
      <text:p text:style-name="P9"/>
      <text:p text:style-name="Standard"><text:span text:style-name="T4">5. Assume that a structure of an employee table is as given below and the employee table data as given below. EMP NO | ENAME | MGR |SAL |HIRE DATE | DEPT NO| 7369 | Smith | 7902 | 800 | 17-Dec-80 | 10 7521 | Wart | 7698 | 1250| 22-Feb-81| 30 </text:span></text:p>
      <text:p text:style-name="P9"/>
      <text:p text:style-name="P9"/>
      <text:p text:style-name="Standard"><text:span text:style-name="T4">6. Write a Query to get the running total of salary on department wise. </text:span></text:p>
      <text:p text:style-name="P9"/>
      <text:p text:style-name="Standard"><text:span text:style-name="T4">7. Write a hierarchical query to get the employee reporting to manager. </text:span></text:p>
      <text:p text:style-name="P9"/>
      <text:p text:style-name="Standard"><text:span text:style-name="T4">8. what are ref cursors? give an example. What are week and strong cursors. </text:span></text:p>
      <text:p text:style-name="P9"/>
      <text:p text:style-name="Standard"><text:span text:style-name="T4">9. Write about application tuning or SQL tuning for performance upgrade. </text:span></text:p>
      <text:p text:style-name="P9"/>
      <text:p text:style-name="Standard"><text:soft-page-break/><text:span text:style-name="T4">10. What are the ways of executing a dynamic SQL </text:span></text:p>
      <text:p text:style-name="P9"/>
      <text:p text:style-name="Standard"><text:span text:style-name="T4">11. How a commit or rollback done in table level trigger. </text:span></text:p>
      <text:p text:style-name="P9"/>
      <text:p text:style-name="Standard"><text:span text:style-name="T4">12. What is the difference between a foreign key and a reference key. </text:span></text:p>
      <text:p text:style-name="P9"/>
      <text:p text:style-name="Standard"><text:span text:style-name="T4">13. Name few 11g PLSQL features introduced in oracle 11G. </text:span></text:p>
      <text:p text:style-name="P9"/>
      <text:p text:style-name="Standard"><text:span text:style-name="T4">14. What are exceptions. Name oracle predefined exceptions that you have used in application development. </text:span></text:p>
      <text:p text:style-name="P9"/>
      <text:p text:style-name="Standard"><text:span text:style-name="T4">15. What oracle supplied that you have used/known. </text:span></text:p>
      <text:p text:style-name="P9"/>
      <text:p text:style-name="Standard"><text:span text:style-name="T4">16. What are Varrays/Nested tables. Below questions in the F-F. </text:span></text:p>
      <text:p text:style-name="P9"/>
      <text:p text:style-name="Standard"><text:span text:style-name="T4">1. Tell me about yourself. </text:span></text:p>
      <text:p text:style-name="P9"/>
      <text:p text:style-name="Standard"><text:span text:style-name="T4">2. What is Clustered index? </text:span></text:p>
      <text:p text:style-name="P9"/>
      <text:p text:style-name="Standard"><text:span text:style-name="T4">3. What are all the different types of indexes? </text:span></text:p>
      <text:p text:style-name="P9"/>
      <text:p text:style-name="Standard"><text:span text:style-name="T4">4. oracle 11g new PLSQL features. </text:span></text:p>
      <text:p text:style-name="P9"/>
      <text:p text:style-name="Standard"><text:span text:style-name="T4">5. How to do application/SQL performance tuning.</text:span></text:p>
      <text:p text:style-name="P9"/>
      <text:p text:style-name="P41"><text:span text:style-name="T1">--============================================================================================================================================================================================</text:span></text:p>
      <text:p text:style-name="P9"/>
      <text:p text:style-name="Standard"><text:span text:style-name="T4">2.Use of Bulk Collect :</text:span></text:p>
      <text:p text:style-name="P9"/>
      <text:p text:style-name="Standard"><text:span text:style-name="T4">bind variable</text:span></text:p>
      <text:p text:style-name="P9"/>
      <text:p text:style-name="Standard"><text:soft-page-break/><text:span text:style-name="T4">run time variable</text:span></text:p>
      <text:p text:style-name="P9"/>
      <text:p text:style-name="Standard"><text:span text:style-name="T4">User-Defined and System Exceptions.</text:span></text:p>
      <text:p text:style-name="P9"/>
      <text:p text:style-name="Standard"><text:span text:style-name="T4">Q14. What is a Statement Level Trigger?</text:span></text:p>
      <text:p text:style-name="P9"/>
      <text:p text:style-name="Standard"><text:span text:style-name="T4">Pragma</text:span></text:p>
      <text:p text:style-name="P9"/>
      <text:p text:style-name="Standard"><text:span text:style-name="T4">Forall</text:span></text:p>
      <text:p text:style-name="P9"/>
      <text:p text:style-name="Standard"><text:span text:style-name="T4">sys ref and ref cursor</text:span></text:p>
      <text:p text:style-name="P9"/>
      <text:p text:style-name="Standard"><text:span text:style-name="T4">function to return multiple rows</text:span></text:p>
      <text:p text:style-name="P9"/>
      <text:p text:style-name="Standard"><text:span text:style-name="T4">commit in trigger</text:span></text:p>
      <text:p text:style-name="P9"/>
      <text:p text:style-name="Standard"><text:span text:style-name="T4">utl_file</text:span></text:p>
      <text:p text:style-name="P9"/>
      <text:p text:style-name="Standard"><text:span text:style-name="T4">xml_aggregate</text:span></text:p>
      <text:p text:style-name="P9"/>
      <text:p text:style-name="Standard"><text:span text:style-name="T4">list_agg alternative in 12c</text:span></text:p>
      <text:p text:style-name="P9"/>
      <text:p text:style-name="Standard"><text:span text:style-name="T4">12c new features</text:span></text:p>
      <text:p text:style-name="P9"/>
      <text:p text:style-name="Standard"><text:span text:style-name="T4">12c- paging offset identity auto_number generator</text:span></text:p>
      <text:p text:style-name="P9"/>
      <text:p text:style-name="Standard"><text:span text:style-name="T4">with 12c enahancement</text:span></text:p>
      <text:p text:style-name="P9"/>
      <text:p text:style-name="Standard"><text:span text:style-name="T4">latest patch</text:span></text:p>
      <text:p text:style-name="P9"/>
      <text:p text:style-name="Standard"><text:span text:style-name="T4">dump file in plsql</text:span></text:p>
      <text:p text:style-name="P9"/>
      <text:p text:style-name="Standard"><text:span text:style-name="T4">dynamic sql</text:span></text:p>
      <text:p text:style-name="P9"><text:soft-page-break/></text:p>
      <text:p text:style-name="Standard"><text:span text:style-name="T4">bind variable</text:span></text:p>
      <text:p text:style-name="P9"/>
      <text:p text:style-name="Standard"><text:span text:style-name="T4">server headache</text:span></text:p>
      <text:p text:style-name="P9"/>
      <text:p text:style-name="Standard"><text:span text:style-name="T4">dbms_sql</text:span></text:p>
      <text:p text:style-name="P9"/>
      <text:p text:style-name="Standard"><text:span text:style-name="T4">place holder</text:span></text:p>
      <text:p text:style-name="P9"/>
      <text:p text:style-name="Standard"><text:span text:style-name="T4">sql_profiler</text:span></text:p>
      <text:p text:style-name="P9"/>
      <text:p text:style-name="Standard"><text:span text:style-name="T4">profiler on query</text:span></text:p>
      <text:p text:style-name="Standard"><text:span text:style-name="T4"/></text:p>
      <text:p text:style-name="Standard"><text:span text:style-name="T14">Analyze the query</text:span><text:span text:style-name="T4"> </text:span></text:p>
      <text:p text:style-name="Standard"><text:span text:style-name="T4"/></text:p>
      <text:p text:style-name="Standard"><text:span text:style-name="T14">execution plan</text:span><text:span text:style-name="T4"> </text:span></text:p>
      <text:p text:style-name="P9"/>
      <text:p text:style-name="Standard"><text:span text:style-name="T4">sql_dbs_tune</text:span></text:p>
      <text:p text:style-name="P9"/>
      <text:p text:style-name="Standard"><text:span text:style-name="T4">dbms_monitor</text:span></text:p>
      <text:p text:style-name="P9"/>
      <text:p text:style-name="Standard"><text:span text:style-name="T4">comprehencive</text:span></text:p>
      <text:p text:style-name="P9"/>
      <text:p text:style-name="Standard"><text:span text:style-name="T4">oracle hints</text:span></text:p>
      <text:p text:style-name="P9"/>
      <text:p text:style-name="Standard"><text:span text:style-name="T4">compare data commin in collection</text:span></text:p>
      <text:p text:style-name="P9"/>
      <text:p text:style-name="Standard"><text:span text:style-name="T4">set operator</text:span></text:p>
      <text:p text:style-name="P9"/>
      <text:p text:style-name="Standard"><text:span text:style-name="T4">xml in plsql</text:span></text:p>
      <text:p text:style-name="P9"/>
      <text:p text:style-name="Standard"><text:span text:style-name="T4">xmls element, attributes xml, xml agreagator, xml forest, xml dom,</text:span></text:p>
      <text:p text:style-name="P9"/>
      <text:p text:style-name="Standard"><text:soft-page-break/><text:span text:style-name="T4"><text:s/></text:span><text:span text:style-name="T12">Q58. List all the types of user-defined functions?</text:span></text:p>
      <text:p text:style-name="P3">There are three types of user-defined functions, namely:</text:p>
      <text:list xml:id="list673933260" text:style-name="L1">
        <text:list-item>
          <text:p text:style-name="P8">Scalar Functions</text:p>
        </text:list-item>
        <text:list-item>
          <text:p text:style-name="P8">Inline Table-valued functions</text:p>
        </text:list-item>
        <text:list-item>
          <text:p text:style-name="P8">Multi-statement valued functions</text:p>
        </text:list-item>
      </text:list>
      <text:p text:style-name="P3">Scalar returns the unit, variant defined the return clause. Other two types of defined functions return table.</text:p>
      <text:p text:style-name="Text_20_body"><text:span text:style-name="Strong_20_Emphasis"><text:span text:style-name="T13">20. What is a sub query and what are the different types of subqueries?</text:span></text:span></text:p>
      <text:p text:style-name="P7">Sub Query is also called as Nested Query or Inner Query which is used to get data from multiple tables. A sub query is added in the where clause of the main query.</text:p>
      <text:p text:style-name="P7">There are two different types of subqueries:</text:p>
      <text:list xml:id="list505148602" text:style-name="L2">
        <text:list-item>
          <text:p text:style-name="P4">Correlated sub query</text:p>
        </text:list-item>
      </text:list>
      <text:p text:style-name="P7">A Correlated sub query cannot be as independent query but can reference column in a table listed in the from list of the outer query.</text:p>
      <text:list xml:id="list2724115971" text:style-name="L3">
        <text:list-item>
          <text:p text:style-name="P5">Non-Correlated subquery</text:p>
        </text:list-item>
      </text:list>
      <text:p text:style-name="P7">This can be evaluated as if it were an independent query. Results of the sub query are submitted to the main query or parent query.</text:p>
      <text:p text:style-name="Standard"><text:span text:style-name="T4"/></text:p>
      <text:p text:style-name="Text_20_body"><text:span text:style-name="Strong_20_Emphasis"><text:span text:style-name="T13">28. What is a cursor variable?</text:span></text:span></text:p>
      <text:p text:style-name="P7">A cursor variable is associated with different statements which can hold different values at run time. A cursor variable is a kind of reference type.</text:p>
      <text:p text:style-name="Standard"><text:span text:style-name="T4"/></text:p>
      <text:p text:style-name="P32"><text:span text:style-name="T4">Triggers</text:span></text:p>
      <text:p text:style-name="P32"><text:span text:style-name="T4"/></text:p>
      <text:p text:style-name="P1"><text:span text:style-name="Strong_20_Emphasis"><text:span text:style-name="T13">29. What are cursor attributes?</text:span></text:span></text:p>
      <text:p text:style-name="P7">Each cursor in Oracle has set of attributes which enables an application program to test the state of the cursor. The attributes can be used to check whether cursor is opened or closed, found or not found and also find row count.</text:p>
      <text:p text:style-name="P32"><text:span text:style-name="T4"/></text:p>
      <text:p text:style-name="P33"><text:span text:style-name="T4">Store pictures in db</text:span></text:p>
      <text:p text:style-name="P33"><text:span text:style-name="T4"/></text:p>
      <text:p text:style-name="P2"><text:span text:style-name="Strong_20_Emphasis"><text:span text:style-name="T13">34. What is an integrity constraint?</text:span></text:span></text:p>
      <text:p text:style-name="P7">An integrity constraint is a declaration defined a business rule for a table column. Integrity constraints are used to ensure accuracy and consistency of data in a database. There are types – Domain Integrity, Referential Integrity and Domain Integrity.</text:p>
      <text:p text:style-name="P7"/>
      <text:p text:style-name="P2"><text:span text:style-name="Strong_20_Emphasis"><text:span text:style-name="T13">42. What are privileges and Grants?</text:span></text:span></text:p>
      <text:p text:style-name="P7">Privileges are the rights to execute SQL statements – means Right to connect and connect. Grants are given to the object so that objects can be accessed accordingly. Grants can be provided by the owner or creator of an object.</text:p>
      <text:p text:style-name="P34"><text:span text:style-name="T4">Q14. What is Overloading of procedures ?</text:span></text:p>
      <text:p text:style-name="P6"><text:soft-page-break/>The same procedure name is repeated with parameters of different datatypes and parameters in different positions, varying number of parameters is called overloading of procedures.</text:p>
      <text:p text:style-name="P33"><text:span text:style-name="T4"/></text:p>
      <text:p text:style-name="P33"><text:span text:style-name="T4"/></text:p>
      <text:p text:style-name="P36"><text:span text:style-name="T4">SEQUENCE</text:span></text:p>
      <text:p text:style-name="P36"><text:span text:style-name="T4"/></text:p>
      <text:p text:style-name="P36">Q60. Can one use dynamic SQL within PL/SQL? OR Can you use a DDL in a procedure ? How ?</text:p>
      <text:p text:style-name="P36">From PL/SQL V2.1 one can use the DBMS_SQL package to execute dynamic SQL statements.</text:p>
      <text:p text:style-name="P36">Eg: CREATE OR REPLACE PROCEDURE DYNSQL AS</text:p>
      <text:p text:style-name="P36">cur integer;</text:p>
      <text:p text:style-name="P36">rc integer;</text:p>
      <text:p text:style-name="P36">BEGIN</text:p>
      <text:p text:style-name="P36">cur := DBMS_SQL.OPEN_CURSOR;</text:p>
      <text:p text:style-name="P36">DBMS_SQL.PARSE(cur,’CREATE TABLE X (Y DATE)’,</text:p>
      <text:p text:style-name="P36">DBMS_SQL.NATIVE);</text:p>
      <text:p text:style-name="P36">rc := DBMS_SQL.EXECUTE(cur);</text:p>
      <text:p text:style-name="P36">DBMS_SQL.CLOSE_CURSOR(cur);</text:p>
      <text:p text:style-name="P36">END;</text:p>
      <text:p text:style-name="P12"/>
      <text:p text:style-name="P12"/>
      <text:p text:style-name="P12"><text:span text:style-name="T17">constructs of a procedure, function or a package ?</text:span> </text:p>
      <text:p text:style-name="P12"/>
      <text:p text:style-name="P9">Q65. What are the parts of a database trigger ?</text:p>
      <text:p text:style-name="P9">A triggering event or statement</text:p>
      <text:p text:style-name="P9">A trigger restriction</text:p>
      <text:p text:style-name="P9">A trigger action</text:p>
      <text:p text:style-name="P12"><text:span text:style-name="T16">DBMS_SQL</text:span> </text:p>
      <text:p text:style-name="P12"/>
      <text:p text:style-name="P9">Q66. What are the various types of database triggers ?</text:p>
      <text:p text:style-name="P9">There are 12 types of triggers</text:p>
      <text:p text:style-name="P9">Insert, Delete and Update Triggers.</text:p>
      <text:p text:style-name="P9">Before and After Triggers.</text:p>
      <text:p text:style-name="P9">Row and Statement Triggers.</text:p>
      <text:p text:style-name="P12"/>
      <text:p text:style-name="P38"/>
      <text:p text:style-name="P38"/>
      <text:p text:style-name="P39"><text:soft-page-break/>Q68. What are cascading triggers? What is the maximum no of cascading triggers at a time?</text:p>
      <text:p text:style-name="P39">When a statement in a trigger body causes another trigger to be fired, the triggers are said to be cascading.Max = 32.</text:p>
      <text:p text:style-name="P39"/>
      <text:p text:style-name="P39"/>
      <text:p text:style-name="P39"><text:span text:style-name="T17">Q69. What are mutating triggers ?</text:span> </text:p>
      <text:p text:style-name="P39"/>
      <text:p text:style-name="P39">Q74. What is the use of Data Dictionary ?</text:p>
      <text:p text:style-name="P39">It Used by Oracle to store information about various physical and logical structures e.g.Tables</text:p>
      <text:p text:style-name="P39"/>
      <text:p text:style-name="P39">Q83. What is the difference between foreign key and reference key ?</text:p>
      <text:p text:style-name="P39">Foreign key is attribute which refers to another table primary key. Reference key is the primary key of table referred by another table.</text:p>
      <text:p text:style-name="P39"/>
      <text:p text:style-name="P39">Q84. What is a package cursor ?</text:p>
      <text:p text:style-name="P39">a cursor declare in the package specification without an SQL statement.</text:p>
      <text:p text:style-name="P39">The SQL statement for the cursor is attached at runtime from calling procedures.</text:p>
      <text:p text:style-name="P39"/>
      <text:p text:style-name="P35">Q85. What are snap shots and views</text:p>
      <text:p text:style-name="P6">Snapshots are mirror or replicas of tables. Views are built using the columns from one or more tables.</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OpenSans-Regular" svg:font-family="OpenSans-Regular"/>
    <style:font-face style:name="apple-system" svg:font-family="apple-system, BlinkMacSystemFont, 'Segoe UI', Roboto, Oxygen-Sans, Ubuntu, Cantarell, 'Helvetica Neue', sans-serif"/>
    <style:font-face style:name="inherit" svg:font-family="inherit"/>
    <style:font-face style:name="open sans" svg:font-family="'open sans', HelveticaNeue, 'Helvetica Neue', Helvetica-Neue, Helvetica, Arial, sans-serif"/>
    <style:font-face style:name="Arial1" svg:font-family="Arial" style:font-family-generic="swiss"/>
    <style:font-face style:name="Bahnschrift Condensed" svg:font-family="'Bahnschrift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25T22:48:41.800000000</dc:date>
    <meta:editing-duration>PT6H14M54S</meta:editing-duration>
    <meta:editing-cycles>58</meta:editing-cycles>
    <meta:generator>LibreOffice/6.0.1.1$Windows_X86_64 LibreOffice_project/60bfb1526849283ce2491346ed2aa51c465abfe6</meta:generator>
    <meta:document-statistic meta:table-count="0" meta:image-count="0" meta:object-count="0" meta:page-count="8" meta:paragraph-count="139" meta:word-count="1043" meta:character-count="6529" meta:non-whitespace-character-count="5604"/>
  </office:meta>
</office:document-meta>
</file>